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663366" style:font-name="DejaVu Sans Light" fo:font-size="26pt" fo:letter-spacing="normal" fo:font-style="normal" fo:font-weight="normal" officeooo:paragraph-rsid="000c9911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3a44" officeooo:paragraph-rsid="000e3a44" style:font-size-asian="13.1000003814697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3a44" officeooo:paragraph-rsid="000e3a44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3a44" officeooo:paragraph-rsid="000ec7dd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08e3e" officeooo:paragraph-rsid="00108e3e" style:font-size-asian="13.1000003814697pt" style:font-size-complex="15pt"/>
    </style:style>
    <style:style style:name="P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08e3e" officeooo:paragraph-rsid="00108e3e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7e88" officeooo:paragraph-rsid="00127e88" style:font-size-asian="13.1000003814697pt" style:font-size-complex="15pt"/>
    </style:style>
    <style:style style:name="P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7e88" officeooo:paragraph-rsid="00127e88" style:font-size-asian="13.1000003814697pt" style:font-size-complex="15pt"/>
    </style:style>
    <style:style style:name="P9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3cf4b" officeooo:paragraph-rsid="0013cf4b" style:font-size-asian="13.1000003814697pt" style:font-size-complex="15pt"/>
    </style:style>
    <style:style style:name="P10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3cf4b" officeooo:paragraph-rsid="0013cf4b" style:font-size-asian="13.1000003814697pt" style:font-size-complex="15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420e0" officeooo:paragraph-rsid="001420e0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7e88" officeooo:paragraph-rsid="00127e88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7e88" officeooo:paragraph-rsid="001420e0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27e88" officeooo:paragraph-rsid="001420e0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27e88" officeooo:paragraph-rsid="00127e88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08e3e" officeooo:paragraph-rsid="00108e3e" style:font-size-asian="13.1000003814697pt" style:font-weight-asian="bold" style:font-size-complex="15pt" style:font-weight-complex="bold"/>
    </style:style>
    <style:style style:name="P17" style:family="paragraph" style:parent-style-name="Standard" style:list-style-name="L6">
      <style:paragraph-properties fo:text-align="start" style:justify-single-word="false"/>
      <style:text-properties officeooo:paragraph-rsid="001420e0"/>
    </style:style>
    <style:style style:name="P18" style:family="paragraph" style:parent-style-name="Standard" style:list-style-name="L6">
      <style:paragraph-properties fo:text-align="start" style:justify-single-word="false"/>
      <style:text-properties officeooo:rsid="001420e0" officeooo:paragraph-rsid="001420e0"/>
    </style:style>
    <style:style style:name="P19" style:family="paragraph" style:parent-style-name="Standard" style:list-style-name="L6">
      <style:paragraph-properties fo:text-align="start" style:justify-single-word="false"/>
      <style:text-properties officeooo:rsid="001420e0" officeooo:paragraph-rsid="00170396"/>
    </style:style>
    <style:style style:name="P20" style:family="paragraph" style:parent-style-name="Standard">
      <style:paragraph-properties fo:text-align="start" style:justify-single-word="false"/>
      <style:text-properties officeooo:rsid="001420e0" officeooo:paragraph-rsid="001420e0"/>
    </style:style>
    <style:style style:name="T1" style:family="text">
      <style:text-properties officeooo:rsid="000ec7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font-name="Liberation Serif" fo:font-size="15pt" fo:letter-spacing="normal" fo:font-style="normal" fo:font-weight="normal" style:font-size-asian="13.1000003814697pt" style:font-weight-asian="bold" style:font-size-complex="15pt" style:font-weight-complex="bold"/>
    </style:style>
    <style:style style:name="T4" style:family="text">
      <style:text-properties fo:font-variant="normal" fo:text-transform="none" fo:color="#000000" style:font-name="Liberation Serif" fo:font-size="15pt" fo:letter-spacing="normal" fo:font-style="normal" fo:font-weight="normal" officeooo:rsid="00127e88" style:font-size-asian="13.1000003814697pt" style:font-weight-asian="bold" style:font-size-complex="15pt" style:font-weight-complex="bold"/>
    </style:style>
    <style:style style:name="T5" style:family="text">
      <style:text-properties fo:font-variant="normal" fo:text-transform="none" fo:color="#000000" style:font-name="Liberation Serif" fo:font-size="15pt" fo:letter-spacing="normal" fo:font-style="normal" fo:font-weight="normal" officeooo:rsid="001420e0" style:font-size-asian="13.1000003814697pt" style:font-weight-asian="bold" style:font-size-complex="15pt" style:font-weight-complex="bold"/>
    </style:style>
    <style:style style:name="T6" style:family="text">
      <style:text-properties fo:font-variant="normal" fo:text-transform="none" fo:color="#000000" style:font-name="Liberation Serif" fo:font-size="15pt" fo:letter-spacing="normal" fo:font-style="normal" fo:font-weight="normal" officeooo:rsid="0014d69f" style:font-size-asian="13.1000003814697pt" style:font-weight-asian="bold" style:font-size-complex="15pt" style:font-weight-complex="bold"/>
    </style:style>
    <style:style style:name="T7" style:family="text">
      <style:text-properties fo:font-variant="normal" fo:text-transform="none" fo:color="#000000" style:font-name="Liberation Serif" fo:font-size="15pt" fo:letter-spacing="normal" fo:font-style="normal" fo:font-weight="normal" officeooo:rsid="00162f97" style:font-size-asian="13.1000003814697pt" style:font-weight-asian="bold" style:font-size-complex="15pt" style:font-weight-complex="bold"/>
    </style:style>
    <style:style style:name="T8" style:family="text">
      <style:text-properties fo:font-variant="normal" fo:text-transform="none" fo:color="#000000" style:font-name="Liberation Serif" fo:font-size="15pt" fo:letter-spacing="normal" fo:font-style="normal" fo:font-weight="normal" officeooo:rsid="00170396" style:font-size-asian="13.1000003814697pt" style:font-weight-asian="bold" style:font-size-complex="15pt" style:font-weight-complex="bold"/>
    </style:style>
    <style:style style:name="T9" style:family="text">
      <style:text-properties officeooo:rsid="001420e0"/>
    </style:style>
    <style:style style:name="T10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Bootstrap 3</text:p>
      <text:p text:style-name="P1"/>
      <text:p text:style-name="P1"/>
      <text:p text:style-name="P4">Tem uma estrutura. <text:span text:style-name="T1">Exemplo prático em aula10.html</text:span> </text:p>
      <text:list xml:id="list6443843413451932077" text:style-name="L1">
        <text:list-item>
          <text:p text:style-name="P3">Header: compõe de titulo e botão de fechar</text:p>
        </text:list-item>
        <text:list-item>
          <text:p text:style-name="P3">Body: todo conteúdo do modal</text:p>
        </text:list-item>
        <text:list-item>
          <text:p text:style-name="P3">Footer: posso adicionar um botão, ícones… tanto faz. Algo que possa personalizar.</text:p>
        </text:list-item>
      </text:list>
      <text:p text:style-name="P2"/>
      <text:p text:style-name="P16">Link de ação</text:p>
      <text:p text:style-name="P5"/>
      <text:p text:style-name="P5">É um botão para acionar o Modal</text:p>
      <text:list xml:id="list7262643804096788687" text:style-name="L2">
        <text:list-item>
          <text:p text:style-name="P6">data-toggle=”modal”</text:p>
          <text:list>
            <text:list-item>
              <text:p text:style-name="P6">é um componente (gatilho) de JS </text:p>
            </text:list-item>
          </text:list>
        </text:list-item>
        <text:list-item>
          <text:p text:style-name="P6">data-target=”myModal”</text:p>
          <text:list>
            <text:list-item>
              <text:p text:style-name="P6">É como se fosse um href. A diferença é que precisa passar o id do componente.</text:p>
            </text:list-item>
          </text:list>
        </text:list-item>
      </text:list>
      <text:p text:style-name="P5"/>
      <text:p text:style-name="P15">Com ajuda do JS</text:p>
      <text:p text:style-name="P7"/>
      <text:p text:style-name="P12">É possível invocar o seu modal através de seletor.</text:p>
      <text:list xml:id="list6686733442306861845" text:style-name="L3">
        <text:list-item>
          <text:p text:style-name="P8">Em jQuery usa chamada: $ (‘#myModal’).modal(<text:span text:style-name="T10">options</text:span>);</text:p>
        </text:list-item>
      </text:list>
      <text:p text:style-name="P7"/>
      <text:p text:style-name="P7"/>
      <text:p text:style-name="P15">Parâmetros JSON </text:p>
      <text:p text:style-name="P7"/>
      <text:list xml:id="list4658890869150091162" text:style-name="L4">
        <text:list-item>
          <text:p text:style-name="P9"><text:span text:style-name="T2">backdrop</text:span>: se true, permite fechar modal clicando no fundo. Valor Static bloqueia fechar o modal pelo Click.</text:p>
        </text:list-item>
        <text:list-item>
          <text:p text:style-name="P9"><text:span text:style-name="T2">Keyboard</text:span>: se true,é permitido fechar o modal pelo esc. Valor Static bloqueia fechar o modal pelo esc.</text:p>
        </text:list-item>
      </text:list>
      <text:p text:style-name="P7">ou String direta</text:p>
      <text:p text:style-name="P7"/>
      <text:list xml:id="list9004670029531247630" text:style-name="L5">
        <text:list-item>
          <text:p text:style-name="P10"><text:span text:style-name="T2">show</text:span>: exite modal</text:p>
        </text:list-item>
        <text:list-item>
          <text:p text:style-name="P10"><text:span text:style-name="T2">hide</text:span>: esconde o modal</text:p>
        </text:list-item>
        <text:list-item>
          <text:p text:style-name="P10"><text:span text:style-name="T2">toggle</text:span>: se o modal estiver aberto ele fecha ou efeito inverso.</text:p>
        </text:list-item>
      </text:list>
      <text:p text:style-name="P7"/>
      <text:p text:style-name="P11">$('#myModal').modal({backdrop:'static',keyboard:true})</text:p>
      <text:p text:style-name="P11"/>
      <text:p text:style-name="P14"><text:soft-page-break/><text:s/><text:span text:style-name="T9">Eventos de JS</text:span></text:p>
      <text:p text:style-name="P14"/>
      <text:list xml:id="list7023721466885823578" text:style-name="L6">
        <text:list-item>
          <text:p text:style-name="P17"><text:span text:style-name="T4">$ (‘#myModal’).</text:span><text:span text:style-name="T5">on(‘hide.bs.modal’,func</text:span><text:span text:style-name="T7">t</text:span><text:span text:style-name="T5">ion (e) {</text:span></text:p>
        </text:list-item>
      </text:list>
      <text:p text:style-name="P13"><text:span text:style-name="T9">})</text:span>;</text:p>
      <text:list xml:id="list152858569012072" text:continue-numbering="true" text:style-name="L6">
        <text:list-item>
          <text:list>
            <text:list-item>
              <text:p text:style-name="P18"><text:span text:style-name="T4">q</text:span><text:span text:style-name="T3">uando o modal for </text:span><text:span text:style-name="T8">totalmente </text:span><text:span text:style-name="T3">fechado</text:span></text:p>
            </text:list-item>
          </text:list>
        </text:list-item>
      </text:list>
      <text:p text:style-name="P20"><text:span text:style-name="T3"/></text:p>
      <text:list xml:id="list152860041221133" text:continue-numbering="true" text:style-name="L6">
        <text:list-item>
          <text:p text:style-name="P17"><text:span text:style-name="T4">$ (‘#myModal’).</text:span><text:span text:style-name="T5">on(‘hidden.bs.modal’,func</text:span><text:span text:style-name="T7">t</text:span><text:span text:style-name="T5">ion (e) {</text:span></text:p>
        </text:list-item>
      </text:list>
      <text:p text:style-name="P13"><text:span text:style-name="T9">})</text:span>;</text:p>
      <text:list xml:id="list152858942820945" text:continue-numbering="true" text:style-name="L6">
        <text:list-item>
          <text:list>
            <text:list-item>
              <text:p text:style-name="P18"><text:span text:style-name="T4">quando o modal </text:span><text:span text:style-name="T3">já estiver fechado</text:span></text:p>
              <text:p text:style-name="P18"><text:span text:style-name="T3"/></text:p>
            </text:list-item>
          </text:list>
        </text:list-item>
        <text:list-item>
          <text:p text:style-name="P17"><text:span text:style-name="T4">$ (‘#myModal’).</text:span><text:span text:style-name="T5">on(‘</text:span><text:span text:style-name="T6">show</text:span><text:span text:style-name="T5">.bs.modal’,func</text:span><text:span text:style-name="T7">t</text:span><text:span text:style-name="T5">ion (e) {</text:span></text:p>
        </text:list-item>
      </text:list>
      <text:p text:style-name="P13"><text:span text:style-name="T9">})</text:span>;</text:p>
      <text:list xml:id="list152858147764436" text:continue-numbering="true" text:style-name="L6">
        <text:list-item>
          <text:list>
            <text:list-item>
              <text:p text:style-name="P19"><text:span text:style-name="T4">quando o modal for </text:span><text:span text:style-name="T8">totalmente <text:s/></text:span><text:span text:style-name="T3">aberto</text:span></text:p>
              <text:p text:style-name="P18"><text:span text:style-name="T3"/></text:p>
            </text:list-item>
          </text:list>
        </text:list-item>
        <text:list-item>
          <text:p text:style-name="P17"><text:span text:style-name="T4">$ (‘#myModal’).</text:span><text:span text:style-name="T5">on(‘show</text:span><text:span text:style-name="T6">n</text:span><text:span text:style-name="T5">.bs.modal’,func</text:span><text:span text:style-name="T7">t</text:span><text:span text:style-name="T5">ion (e) {</text:span></text:p>
        </text:list-item>
      </text:list>
      <text:p text:style-name="P13"><text:span text:style-name="T9">})</text:span>;</text:p>
      <text:list xml:id="list152859903096235" text:continue-numbering="true" text:style-name="L6">
        <text:list-item>
          <text:list>
            <text:list-item>
              <text:p text:style-name="P18"><text:span text:style-name="T4">quando o modal </text:span><text:span text:style-name="T3">já estiver aberto</text:span></text:p>
            </text:list-item>
          </text:list>
        </text:list-item>
      </text:list>
      <text:p text:style-name="P13"><text:span text:style-name="T3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11:59.623271177</meta:creation-date>
    <meta:generator>LibreOffice/5.1.6.2$Linux_X86_64 LibreOffice_project/10m0$Build-2</meta:generator>
    <dc:date>2017-05-24T15:28:56.846594285</dc:date>
    <meta:editing-duration>PT52M46S</meta:editing-duration>
    <meta:editing-cycles>8</meta:editing-cycles>
    <meta:document-statistic meta:table-count="0" meta:image-count="0" meta:object-count="0" meta:page-count="2" meta:paragraph-count="37" meta:word-count="217" meta:character-count="1308" meta:non-whitespace-character-count="1144"/>
  </office:meta>
</office:document-meta>
</file>